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MT" svg:font-family="ArialMT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67cm"/>
    </style:style>
    <style:style style:name="co2" style:family="table-column">
      <style:table-column-properties fo:break-before="auto" style:column-width="3.223cm"/>
    </style:style>
    <style:style style:name="co3" style:family="table-column">
      <style:table-column-properties fo:break-before="auto" style:column-width="10.492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794cm"/>
    </style:style>
    <style:style style:name="co6" style:family="table-column">
      <style:table-column-properties fo:break-before="auto" style:column-width="2.383cm"/>
    </style:style>
    <style:style style:name="co7" style:family="table-column">
      <style:table-column-properties fo:break-before="auto" style:column-width="3.662cm"/>
    </style:style>
    <style:style style:name="co8" style:family="table-column">
      <style:table-column-properties fo:break-before="auto" style:column-width="3.307cm"/>
    </style:style>
    <style:style style:name="co9" style:family="table-column">
      <style:table-column-properties fo:break-before="auto" style:column-width="14.212cm"/>
    </style:style>
    <style:style style:name="co10" style:family="table-column">
      <style:table-column-properties fo:break-before="auto" style:column-width="3.736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/>
    <style:style style:name="ce3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number-columns-repeated="1012" table:default-cell-style-name="Default"/>
        <table:table-row table:style-name="ro1">
          <table:table-cell office:value-type="string">
            <text:p>Source:</text:p>
          </table:table-cell>
          <table:table-cell table:number-columns-repeated="1023"/>
        </table:table-row>
        <table:table-row table:style-name="ro1">
          <table:table-cell office:value-type="string">
            <text:p>Date:</text:p>
          </table:table-cell>
          <table:table-cell office:value-type="string">
            <text:p>Wed 28 May 2014 02:24:52 AM EST</text:p>
          </table:table-cell>
          <table:table-cell table:number-columns-repeated="1022"/>
        </table:table-row>
        <table:table-row table:style-name="ro2">
          <table:table-cell office:value-type="string">
            <text:p>Tool:</text:p>
          </table:table-cell>
          <table:table-cell office:value-type="string">
            <text:p>Eeschema (2014-05-22 BZR 4885)-product</text:p>
          </table:table-cell>
          <table:table-cell table:number-columns-repeated="1022"/>
        </table:table-row>
        <table:table-row table:style-name="ro1">
          <table:table-cell office:value-type="string">
            <text:p>Component Count:</text:p>
          </table:table-cell>
          <table:table-cell office:value-type="string">
            <text:p>13</text:p>
          </table:table-cell>
          <table:table-cell table:number-columns-repeated="1022"/>
        </table:table-row>
        <table:table-row table:style-name="ro2">
          <table:table-cell table:number-columns-repeated="4"/>
          <table:table-cell office:value-type="string">
            <text:p>To Buid 2 Boards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Ref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Footprint</text:p>
          </table:table-cell>
          <table:table-cell table:style-name="ce3" office:value-type="string">
            <text:p>Price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Manufacturer Part No</text:p>
          </table:table-cell>
          <table:table-cell table:style-name="ce1" office:value-type="string">
            <text:p>Distributor Part No</text:p>
          </table:table-cell>
          <table:table-cell table:style-name="ce1" office:value-type="string">
            <text:p>Distributor Link</text:p>
          </table:table-cell>
          <table:table-cell table:number-columns-repeated="3"/>
          <table:table-cell table:style-name="ce1" table:number-columns-repeated="1011"/>
        </table:table-row>
        <table:table-row table:style-name="ro1">
          <table:table-cell office:value-type="string">
            <text:p>DS1</text:p>
          </table:table-cell>
          <table:table-cell office:value-type="string">
            <text:p>LCD16X2</text:p>
          </table:table-cell>
          <table:table-cell office:value-type="string">
            <text:p>Display:WC1602A</text:p>
          </table:table-cell>
          <table:table-cell office:value-type="currency" office:currency="AUD" office:value="3.13">
            <text:p>$3.13</text:p>
          </table:table-cell>
          <table:table-cell office:value-type="float" office:value="2">
            <text:p>2</text:p>
          </table:table-cell>
          <table:table-cell table:formula="of:=[.D7]*[.E7]" office:value-type="currency" office:currency="AUD" office:value="6.26">
            <text:p>$6.26</text:p>
          </table:table-cell>
          <table:table-cell table:number-columns-repeated="2"/>
          <table:table-cell office:value-type="string">
            <text:p>LCD1602</text:p>
          </table:table-cell>
          <table:table-cell office:value-type="string">
            <text:p>http://www.ebay.com.au/itm/LCD-1602-16x2-HD44780-Character-Display-Module-LCM-Yellow-Backlight-5V-DC-NEW-/181224512582?pt=AU_B_I_Electrical_Test_Equipment&amp;hash=item2a31d29c46&amp;_uhb=1</text:p>
          </table:table-cell>
          <table:table-cell table:number-columns-repeated="1014"/>
        </table:table-row>
        <table:table-row table:style-name="ro2">
          <table:table-cell office:value-type="string">
            <text:p>IC1</text:p>
          </table:table-cell>
          <table:table-cell office:value-type="string">
            <text:p>MCP23017</text:p>
          </table:table-cell>
          <table:table-cell office:value-type="string">
            <text:p>SSOP_Packages:SSOP-28</text:p>
          </table:table-cell>
          <table:table-cell office:value-type="currency" office:currency="AUD" office:value="2.01">
            <text:p>$2.01</text:p>
          </table:table-cell>
          <table:table-cell office:value-type="float" office:value="2">
            <text:p>2</text:p>
          </table:table-cell>
          <table:table-cell table:formula="of:=[.D8]*[.E8]" office:value-type="currency" office:currency="AUD" office:value="4.02">
            <text:p>$4.02</text:p>
          </table:table-cell>
          <table:table-cell office:value-type="string">
            <text:p>MICROCHIP</text:p>
          </table:table-cell>
          <table:table-cell office:value-type="string">
            <text:p>MCP23017-E/SS</text:p>
          </table:table-cell>
          <table:table-cell office:value-type="string">
            <text:p>1467674</text:p>
          </table:table-cell>
          <table:table-cell office:value-type="string">
            <text:p>http://au.element14.com/microchip/mcp23017-e-ss/ic-io-expander-16bit-smd/dp/1467674</text:p>
          </table:table-cell>
          <table:table-cell table:number-columns-repeated="1014"/>
        </table:table-row>
        <table:table-row table:style-name="ro1">
          <table:table-cell office:value-type="string">
            <text:p>R1</text:p>
          </table:table-cell>
          <table:table-cell office:value-type="string">
            <text:p>330</text:p>
          </table:table-cell>
          <table:table-cell office:value-type="string">
            <text:p>Resistors_SMD:Resistor_SMD0805_HandSoldering</text:p>
          </table:table-cell>
          <table:table-cell table:number-columns-repeated="2"/>
          <table:table-cell table:formula="of:=[.D9]*[.E9]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2</text:p>
          </table:table-cell>
          <table:table-cell office:value-type="string">
            <text:p>4.7K</text:p>
          </table:table-cell>
          <table:table-cell office:value-type="string">
            <text:p>Resistors_SMD:Resistor_SMD0805_HandSoldering</text:p>
          </table:table-cell>
          <table:table-cell table:number-columns-repeated="2"/>
          <table:table-cell table:formula="of:=[.D10]*[.E10]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3</text:p>
          </table:table-cell>
          <table:table-cell office:value-type="string">
            <text:p>4.7K</text:p>
          </table:table-cell>
          <table:table-cell office:value-type="string">
            <text:p>Resistors_SMD:Resistor_SMD0805_HandSoldering</text:p>
          </table:table-cell>
          <table:table-cell table:number-columns-repeated="2"/>
          <table:table-cell table:formula="of:=[.D11]*[.E11]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IELD1</text:p>
          </table:table-cell>
          <table:table-cell office:value-type="string">
            <text:p>ARDUINO_SHIELD</text:p>
          </table:table-cell>
          <table:table-cell office:value-type="string">
            <text:p>Arduino:ARDUINO_UNO</text:p>
          </table:table-cell>
          <table:table-cell office:value-type="currency" office:currency="AUD" office:value="44.75">
            <text:p>$44.75</text:p>
          </table:table-cell>
          <table:table-cell office:value-type="float" office:value="1">
            <text:p>1</text:p>
          </table:table-cell>
          <table:table-cell table:formula="of:=[.D12]*[.E12]" office:value-type="currency" office:currency="AUD" office:value="44.75">
            <text:p>$44.75</text:p>
          </table:table-cell>
          <table:table-cell office:value-type="string">
            <text:p>OSHPARK</text:p>
          </table:table-cell>
          <table:table-cell table:number-columns-repeated="1017"/>
        </table:table-row>
        <table:table-row table:style-name="ro2">
          <table:table-cell office:value-type="string">
            <text:p>SW1</text:p>
          </table:table-cell>
          <table:table-cell office:value-type="string">
            <text:p>LEFT</text:p>
          </table:table-cell>
          <table:table-cell office:value-type="string">
            <text:p>BenchBudee:SW_PUSH</text:p>
          </table:table-cell>
          <table:table-cell office:value-type="currency" office:currency="AUD" office:value="0.058">
            <text:p>$0.06</text:p>
          </table:table-cell>
          <table:table-cell office:value-type="float" office:value="2">
            <text:p>2</text:p>
          </table:table-cell>
          <table:table-cell table:formula="of:=[.D13]*[.E13]" office:value-type="currency" office:currency="AUD" office:value="0.116">
            <text:p>$0.12</text:p>
          </table:table-cell>
          <table:table-cell office:value-type="string">
            <text:p>MULTICOMP</text:p>
          </table:table-cell>
          <table:table-cell office:value-type="string">
            <text:p>MCDTS6-3R</text:p>
          </table:table-cell>
          <table:table-cell office:value-type="string">
            <text:p>9471740</text:p>
          </table:table-cell>
          <table:table-cell office:value-type="string">
            <text:p>http://au.element14.com/multicomp/mcdts6-3r/tactile-switch-7mm-260g/dp/9471740</text:p>
          </table:table-cell>
          <table:table-cell table:number-columns-repeated="1014"/>
        </table:table-row>
        <table:table-row table:style-name="ro2">
          <table:table-cell office:value-type="string">
            <text:p>SW2</text:p>
          </table:table-cell>
          <table:table-cell office:value-type="string">
            <text:p>UP</text:p>
          </table:table-cell>
          <table:table-cell office:value-type="string">
            <text:p>BenchBudee:SW_PUSH</text:p>
          </table:table-cell>
          <table:table-cell office:value-type="currency" office:currency="AUD" office:value="0.058">
            <text:p>$0.06</text:p>
          </table:table-cell>
          <table:table-cell office:value-type="float" office:value="2">
            <text:p>2</text:p>
          </table:table-cell>
          <table:table-cell table:formula="of:=[.D14]*[.E14]" office:value-type="currency" office:currency="AUD" office:value="0.116">
            <text:p>$0.12</text:p>
          </table:table-cell>
          <table:table-cell office:value-type="string">
            <text:p>MULTICOMP</text:p>
          </table:table-cell>
          <table:table-cell office:value-type="string">
            <text:p>MCDTS6-3R</text:p>
          </table:table-cell>
          <table:table-cell office:value-type="string">
            <text:p>9471740</text:p>
          </table:table-cell>
          <table:table-cell office:value-type="string">
            <text:p>http://au.element14.com/multicomp/mcdts6-3r/tactile-switch-7mm-260g/dp/9471740</text:p>
          </table:table-cell>
          <table:table-cell table:number-columns-repeated="1014"/>
        </table:table-row>
        <table:table-row table:style-name="ro2">
          <table:table-cell office:value-type="string">
            <text:p>SW3</text:p>
          </table:table-cell>
          <table:table-cell office:value-type="string">
            <text:p>DOWN</text:p>
          </table:table-cell>
          <table:table-cell office:value-type="string">
            <text:p>BenchBudee:SW_PUSH</text:p>
          </table:table-cell>
          <table:table-cell office:value-type="currency" office:currency="AUD" office:value="0.058">
            <text:p>$0.06</text:p>
          </table:table-cell>
          <table:table-cell office:value-type="float" office:value="2">
            <text:p>2</text:p>
          </table:table-cell>
          <table:table-cell table:formula="of:=[.D15]*[.E15]" office:value-type="currency" office:currency="AUD" office:value="0.116">
            <text:p>$0.12</text:p>
          </table:table-cell>
          <table:table-cell office:value-type="string">
            <text:p>MULTICOMP</text:p>
          </table:table-cell>
          <table:table-cell office:value-type="string">
            <text:p>MCDTS6-3R</text:p>
          </table:table-cell>
          <table:table-cell office:value-type="string">
            <text:p>9471740</text:p>
          </table:table-cell>
          <table:table-cell office:value-type="string">
            <text:p>http://au.element14.com/multicomp/mcdts6-3r/tactile-switch-7mm-260g/dp/9471740</text:p>
          </table:table-cell>
          <table:table-cell table:number-columns-repeated="1014"/>
        </table:table-row>
        <table:table-row table:style-name="ro2">
          <table:table-cell office:value-type="string">
            <text:p>SW4</text:p>
          </table:table-cell>
          <table:table-cell office:value-type="string">
            <text:p>RIGHT</text:p>
          </table:table-cell>
          <table:table-cell office:value-type="string">
            <text:p>BenchBudee:SW_PUSH</text:p>
          </table:table-cell>
          <table:table-cell office:value-type="currency" office:currency="AUD" office:value="0.058">
            <text:p>$0.06</text:p>
          </table:table-cell>
          <table:table-cell office:value-type="float" office:value="2">
            <text:p>2</text:p>
          </table:table-cell>
          <table:table-cell table:formula="of:=[.D16]*[.E16]" office:value-type="currency" office:currency="AUD" office:value="0.116">
            <text:p>$0.12</text:p>
          </table:table-cell>
          <table:table-cell office:value-type="string">
            <text:p>MULTICOMP</text:p>
          </table:table-cell>
          <table:table-cell office:value-type="string">
            <text:p>MCDTS6-3R</text:p>
          </table:table-cell>
          <table:table-cell office:value-type="string">
            <text:p>9471740</text:p>
          </table:table-cell>
          <table:table-cell office:value-type="string">
            <text:p>http://au.element14.com/multicomp/mcdts6-3r/tactile-switch-7mm-260g/dp/9471740</text:p>
          </table:table-cell>
          <table:table-cell table:number-columns-repeated="1014"/>
        </table:table-row>
        <table:table-row table:style-name="ro2">
          <table:table-cell office:value-type="string">
            <text:p>SW5</text:p>
          </table:table-cell>
          <table:table-cell office:value-type="string">
            <text:p>SELECT</text:p>
          </table:table-cell>
          <table:table-cell office:value-type="string">
            <text:p>BenchBudee:SW_PUSH</text:p>
          </table:table-cell>
          <table:table-cell office:value-type="currency" office:currency="AUD" office:value="0.058">
            <text:p>$0.06</text:p>
          </table:table-cell>
          <table:table-cell office:value-type="float" office:value="2">
            <text:p>2</text:p>
          </table:table-cell>
          <table:table-cell table:formula="of:=[.D17]*[.E17]" office:value-type="currency" office:currency="AUD" office:value="0.116">
            <text:p>$0.12</text:p>
          </table:table-cell>
          <table:table-cell office:value-type="string">
            <text:p>MULTICOMP</text:p>
          </table:table-cell>
          <table:table-cell office:value-type="string">
            <text:p>MCDTS6-3R</text:p>
          </table:table-cell>
          <table:table-cell office:value-type="string">
            <text:p>9471740</text:p>
          </table:table-cell>
          <table:table-cell office:value-type="string">
            <text:p>http://au.element14.com/multicomp/mcdts6-3r/tactile-switch-7mm-260g/dp/9471740</text:p>
          </table:table-cell>
          <table:table-cell table:number-columns-repeated="1014"/>
        </table:table-row>
        <table:table-row table:style-name="ro2">
          <table:table-cell office:value-type="string">
            <text:p>SW6</text:p>
          </table:table-cell>
          <table:table-cell office:value-type="string">
            <text:p>RESET</text:p>
          </table:table-cell>
          <table:table-cell office:value-type="string">
            <text:p>BenchBudee:SW_PUSH</text:p>
          </table:table-cell>
          <table:table-cell office:value-type="currency" office:currency="AUD" office:value="0.058">
            <text:p>$0.06</text:p>
          </table:table-cell>
          <table:table-cell office:value-type="float" office:value="2">
            <text:p>2</text:p>
          </table:table-cell>
          <table:table-cell table:formula="of:=[.D18]*[.E18]" office:value-type="currency" office:currency="AUD" office:value="0.116">
            <text:p>$0.12</text:p>
          </table:table-cell>
          <table:table-cell office:value-type="string">
            <text:p>MULTICOMP</text:p>
          </table:table-cell>
          <table:table-cell office:value-type="string">
            <text:p>MCDTS6-3R</text:p>
          </table:table-cell>
          <table:table-cell office:value-type="string">
            <text:p>9471740</text:p>
          </table:table-cell>
          <table:table-cell office:value-type="string">
            <text:p>http://au.element14.com/multicomp/mcdts6-3r/tactile-switch-7mm-260g/dp/9471740</text:p>
          </table:table-cell>
          <table:table-cell table:number-columns-repeated="1014"/>
        </table:table-row>
        <table:table-row table:style-name="ro2">
          <table:table-cell office:value-type="string">
            <text:p>TM1</text:p>
          </table:table-cell>
          <table:table-cell office:value-type="string">
            <text:p>10K</text:p>
          </table:table-cell>
          <table:table-cell office:value-type="string">
            <text:p>Potentiometers:Potentiometer_VishaySpectrol-Econtrim-Type36k</text:p>
          </table:table-cell>
          <table:table-cell office:value-type="currency" office:currency="AUD" office:value="0.72">
            <text:p>$0.72</text:p>
          </table:table-cell>
          <table:table-cell office:value-type="float" office:value="2">
            <text:p>2</text:p>
          </table:table-cell>
          <table:table-cell table:formula="of:=[.D19]*[.E19]" office:value-type="currency" office:currency="AUD" office:value="1.44">
            <text:p>$1.44</text:p>
          </table:table-cell>
          <table:table-cell office:value-type="string">
            <text:p>BOURNS</text:p>
          </table:table-cell>
          <table:table-cell office:value-type="string">
            <text:p>3306P-1-103</text:p>
          </table:table-cell>
          <table:table-cell office:value-type="string">
            <text:p>108239</text:p>
          </table:table-cell>
          <table:table-cell office:value-type="string">
            <text:p>http://au.element14.com/bourns/3306p-1-103/trimmer-10k/dp/108239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SUM([.D7:.D19])" office:value-type="currency" office:currency="AUD" office:value="50.958">
            <text:p>$50.96</text:p>
          </table:table-cell>
          <table:table-cell/>
          <table:table-cell table:style-name="ce2" table:formula="of:=SUM([.F7:.F19])" office:value-type="currency" office:currency="AUD" office:value="57.166">
            <text:p>$57.17</text:p>
          </table:table-cell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MT" svg:font-family="ArialMT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28/05/2014</text:date>, <text:time>02:5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28T02:54:30</dc:date>
    <dc:creator>Phillip Hall</dc:creator>
    <meta:generator>OpenOffice/4.0.1$Unix OpenOffice.org_project/401m5$Build-9714</meta:generator>
    <meta:editing-duration>PT28M28S</meta:editing-duration>
    <meta:editing-cycles>3</meta:editing-cycles>
    <meta:document-statistic meta:table-count="1" meta:cell-count="133" meta:object-count="0"/>
  </office:meta>
</office:document-meta>
</file>